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myfox28columbus.com/good-day-columbus/around-town/cam-around-town-a-metal-halloween" text:style-name="Internet_20_link" text:visited-style-name="Visited_20_Internet_20_Link">https://myfox28columbus.com/good-day-columbus/around-town/cam-around-town-a-metal-halloween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00:08:22.407688846</meta:creation-date>
    <dc:date>2019-11-01T00:08:56.869347873</dc:date>
    <meta:editing-duration>PT35S</meta:editing-duration>
    <meta:editing-cycles>1</meta:editing-cycles>
    <meta:document-statistic meta:table-count="0" meta:image-count="0" meta:object-count="0" meta:page-count="1" meta:paragraph-count="1" meta:word-count="1" meta:character-count="91" meta:non-whitespace-character-count="91"/>
    <meta:generator>LibreOffice/6.0.7.3$Linux_X86_64 LibreOffice_project/00m0$Build-3</meta:generator>
  </office:meta>
</office:document-meta>
</file>